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n example document created with OpenOffice 2.4. </text:p>
      <text:p text:style-name="Standard"/>
      <text:p text:style-name="Standard">If you edit the following paragraph, be sure to update the test OpenDocumentExtractorTest as necessary.</text:p>
      <text:p text:style-name="Standard"/>
      <text:p text:style-name="Standard">This text has a sequence of two spaces: ' <text:s/>'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Text with a sequence of three consecutive spaces.</dc:title>
    <dc:description>This is a test document to exercise text extraction from ODF files.</dc:description>
    <dc:subject>ODF text extraction</dc:subject>
    <meta:initial-creator>bill evans</meta:initial-creator>
    <meta:creation-date>2008-11-28T14:33:35</meta:creation-date>
    <dc:creator>bill evans</dc:creator>
    <dc:date>2008-11-28T16:12:55</dc:date>
    <meta:keyword>ODF text extract format</meta:keyword>
    <meta:editing-cycles>9</meta:editing-cycles>
    <meta:editing-duration>PT1H3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32" meta:character-count="205"/>
  </office:meta>
</office:document-meta>
</file>